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fo:font-weight="bold" officeooo:rsid="00080c08" officeooo:paragraph-rsid="00080c08" style:font-size-asian="17.5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void main()</text:p>
      <text:p text:style-name="Standard"><text:s/>{</text:p>
      <text:p text:style-name="Standard"><text:s text:c="2"/>int n,i,j,temp;</text:p>
      <text:p text:style-name="Standard"><text:s text:c="2"/>printf("Enter total number of elements=");</text:p>
      <text:p text:style-name="Standard"><text:s text:c="2"/>scanf("%d",&amp;n);</text:p>
      <text:p text:style-name="Standard"><text:s text:c="2"/>int a[n];</text:p>
      <text:p text:style-name="Standard"><text:s text:c="2"/>printf("Enter the element\n");</text:p>
      <text:p text:style-name="Standard"><text:s text:c="2"/>for(i=0;i&lt;n;i++)</text:p>
      <text:p text:style-name="Standard"><text:s text:c="3"/>{</text:p>
      <text:p text:style-name="Standard"><text:s text:c="3"/><text:tab/>scanf("%d",&amp;a[i]);</text:p>
      <text:p text:style-name="Standard"><text:s text:c="3"/>}</text:p>
      <text:p text:style-name="Standard"><text:s text:c="4"/>for(i=0;i&lt;n;i++)</text:p>
      <text:p text:style-name="Standard"><text:s text:c="4"/>{</text:p>
      <text:p text:style-name="Standard"><text:s text:c="4"/><text:tab/>temp=a[i];</text:p>
      <text:p text:style-name="Standard"><text:s text:c="4"/><text:tab/>j=i-1;</text:p>
      <text:p text:style-name="Standard"><text:s text:c="4"/><text:tab/>while((j&gt;=0)&amp;&amp;(temp&lt;a[j]))</text:p>
      <text:p text:style-name="Standard"><text:s text:c="4"/><text:tab/>{</text:p>
      <text:p text:style-name="Standard"><text:s text:c="4"/><text:tab/><text:tab/>a[j+1]=a[j];</text:p>
      <text:p text:style-name="Standard"><text:s text:c="4"/><text:tab/><text:tab/>j--;</text:p>
      <text:p text:style-name="Standard"><text:s text:c="3"/><text:tab/> }</text:p>
      <text:p text:style-name="Standard"><text:s text:c="3"/><text:tab/> a[j+1]=temp;</text:p>
      <text:p text:style-name="Standard"><text:s text:c="4"/>}</text:p>
      <text:p text:style-name="Standard"><text:s text:c="4"/>printf("The sorted elements \n");</text:p>
      <text:p text:style-name="Standard"><text:s text:c="4"/>for(i=0;i&lt;n;i++)</text:p>
      <text:p text:style-name="Standard"><text:s text:c="4"/>{</text:p>
      <text:p text:style-name="Standard"><text:s text:c="4"/>printf("%d\n",a[i]);</text:p>
      <text:p text:style-name="Standard"><text:s text:c="4"/>}</text:p>
      <text:p text:style-name="Standard"><text:s text:c="3"/>}</text:p>
      <text:p text:style-name="Standard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080c08" officeooo:paragraph-rsid="00080c08" style:font-size-asian="17.5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1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NSERTION SO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04:34:41.327248903</meta:creation-date>
    <dc:date>2024-08-12T04:36:28.609871379</dc:date>
    <meta:editing-duration>PT1M47S</meta:editing-duration>
    <meta:editing-cycles>1</meta:editing-cycles>
    <meta:document-statistic meta:table-count="0" meta:image-count="0" meta:object-count="0" meta:page-count="1" meta:paragraph-count="31" meta:word-count="45" meta:character-count="456" meta:non-whitespace-character-count="339"/>
    <meta:generator>LibreOffice/7.3.7.2$Linux_X86_64 LibreOffice_project/30$Build-2</meta:generator>
  </office:meta>
</office:document-meta>
</file>